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902cm" fo:min-width="3.652cm"/>
    </style:style>
    <style:style style:name="gr2" style:family="graphic" style:parent-style-name="standard">
      <style:graphic-properties draw:textarea-horizontal-align="justify" draw:textarea-vertical-align="middle" draw:auto-grow-height="false" fo:min-height="4.818cm" fo:min-width="2.568cm"/>
    </style:style>
    <style:style style:name="gr3" style:family="graphic" style:parent-style-name="standard">
      <style:graphic-properties draw:textarea-horizontal-align="justify" draw:textarea-vertical-align="middle" draw:auto-grow-height="false" fo:min-height="4.916cm" fo:min-width="1.666cm"/>
    </style:style>
    <style:style style:name="gr4" style:family="graphic" style:parent-style-name="standard">
      <style:graphic-properties draw:textarea-horizontal-align="justify" draw:textarea-vertical-align="middle" draw:auto-grow-height="false" fo:min-height="1.014cm" fo:min-width="3.564cm"/>
    </style:style>
    <style:style style:name="gr5" style:family="graphic" style:parent-style-name="standard">
      <style:graphic-properties draw:textarea-horizontal-align="justify" draw:textarea-vertical-align="middle" draw:auto-grow-height="false" fo:min-height="1.376cm" fo:min-width="2.726cm"/>
    </style:style>
    <style:style style:name="gr6" style:family="graphic" style:parent-style-name="standard">
      <style:graphic-properties draw:textarea-horizontal-align="justify" draw:textarea-vertical-align="middle" draw:auto-grow-height="false" fo:min-height="1.194cm" fo:min-width="2.744cm"/>
    </style:style>
    <style:style style:name="gr7" style:family="graphic" style:parent-style-name="standard">
      <style:graphic-properties draw:textarea-horizontal-align="justify" draw:textarea-vertical-align="middle" draw:auto-grow-height="false" fo:min-height="2.098cm" fo:min-width="2.648cm"/>
    </style:style>
    <style:style style:name="gr8" style:family="graphic" style:parent-style-name="standard">
      <style:graphic-properties draw:textarea-horizontal-align="justify" draw:textarea-vertical-align="middle" draw:auto-grow-height="false" fo:min-height="2.098cm" fo:min-width="2.448cm"/>
    </style:style>
    <style:style style:name="gr9" style:family="graphic" style:parent-style-name="standard">
      <style:graphic-properties draw:textarea-horizontal-align="justify" draw:textarea-vertical-align="middle" draw:auto-grow-height="false" fo:min-height="1.194cm" fo:min-width="2.544cm"/>
    </style:style>
    <style:style style:name="gr10" style:family="graphic" style:parent-style-name="standard">
      <style:graphic-properties draw:textarea-horizontal-align="justify" draw:textarea-vertical-align="middle" draw:auto-grow-height="false" fo:min-height="0.834cm" fo:min-width="2.584cm"/>
    </style:style>
    <style:style style:name="gr11" style:family="graphic" style:parent-style-name="standard">
      <style:graphic-properties draw:textarea-horizontal-align="justify" draw:textarea-vertical-align="middle" draw:auto-grow-height="false" fo:min-height="1.014cm" fo:min-width="2.564cm"/>
    </style:style>
    <style:style style:name="gr12" style:family="graphic" style:parent-style-name="standard">
      <style:graphic-properties draw:textarea-horizontal-align="justify" draw:textarea-vertical-align="middle" draw:auto-grow-height="false" fo:min-height="1.376cm" fo:min-width="3.526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1.214cm" fo:min-width="0.764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4.6cm" svg:height="4.6cm" svg:x="10.4cm" svg:y="8cm">
          <text:p text:style-name="P1">u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3.4cm" svg:height="5.4cm" svg:x="17cm" svg:y="7.6cm">
          <text:p text:style-name="P1">Buck</text:p>
          <text:p text:style-name="P1">(cvcc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4cm" svg:height="5.4cm" svg:x="25cm" svg:y="7.6cm">
          <text:p text:style-name="P1">Voltage</text:p>
          <text:p text:style-name="P1">Output</text:p>
          <text:p text:style-name="P1">Por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2cm" svg:height="1.4cm" svg:x="20.6cm" svg:y="11.6cm">
          <text:p text:style-name="P1">Current</text:p>
          <text:p text:style-name="P1">Sin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7" draw:id="id7" draw:layer="layout" svg:width="3.4cm" svg:height="1.8cm" svg:x="8.8cm" svg:y="3.2cm">
          <text:p text:style-name="P1">USB/Serial</text:p>
          <text:p text:style-name="P1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4cm" svg:height="1.6cm" svg:x="8.8cm" svg:y="1.4cm">
          <text:p text:style-name="P1">USB 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2" draw:id="id2" draw:layer="layout" svg:width="3.4cm" svg:height="2.6cm" svg:x="8.8cm" svg:y="15.8cm">
          <text:p text:style-name="P1">LCD</text:p>
          <text:p text:style-name="P1">Displ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3" draw:id="id3" draw:layer="layout" svg:width="3.4cm" svg:height="2.6cm" svg:x="13.2cm" svg:y="15.8cm">
          <text:p text:style-name="P1">Push/Twist</text:p>
          <text:p text:style-name="P1">Butt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2cm" svg:height="2.6cm" svg:x="2.6cm" svg:y="1.4cm">
          <text:p text:style-name="P1">230V</text:p>
          <text:p text:style-name="P1">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5" draw:id="id5" draw:layer="layout" svg:width="3.2cm" svg:height="2.6cm" svg:x="2.6cm" svg:y="10.6cm">
          <text:p text:style-name="P1">Isolated</text:p>
          <text:p text:style-name="P1">Converter</text:p>
          <text:p text:style-name="P1">28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2cm" svg:height="2.6cm" svg:x="2.6cm" svg:y="13.4cm">
          <text:p text:style-name="P1">Buck</text:p>
          <text:p text:style-name="P1">5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4" draw:id="id4" draw:layer="layout" svg:width="3.2cm" svg:height="1.6cm" svg:x="2.6cm" svg:y="7.2cm">
          <text:p text:style-name="P1">Inrush</text:p>
          <text:p text:style-name="P1">Lim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3.2cm" svg:height="1.2cm" svg:x="2.6cm" svg:y="4.2cm">
          <text:p text:style-name="P1">Fu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.2cm" svg:height="1.4cm" svg:x="2.6cm" svg:y="5.6cm">
          <text:p text:style-name="P1">EMI</text:p>
          <text:p text:style-name="P1">Net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2cm" svg:height="2.6cm" svg:x="2.6cm" svg:y="16.2cm">
          <text:p text:style-name="P1">Linear</text:p>
          <text:p text:style-name="P1">3.3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2cm" svg:height="1.8cm" svg:x="20.6cm" svg:y="9.6cm">
          <text:p text:style-name="P1">Voltage</text:p>
          <text:p text:style-name="P1">Measur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2cm" svg:height="1.8cm" svg:x="20.6cm" svg:y="7.6cm">
          <text:p text:style-name="P1">Current</text:p>
          <text:p text:style-name="P1">Measur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2" draw:layer="layout" draw:type="curve" svg:x1="12.7cm" svg:y1="12.6cm" svg:x2="10.5cm" svg:y2="15.8cm" draw:start-shape="id1" draw:start-glue-point="2" draw:end-shape="id2" draw:end-glue-point="0" svg:d="M12700 12600c0 2401-2200 802-2200 3200" svg:viewBox="0 0 2201 3201">
          <text:p/>
        </draw:connector>
        <draw:connector draw:style-name="gr13" draw:text-style-name="P2" draw:layer="layout" draw:type="curve" svg:x1="12.7cm" svg:y1="12.6cm" svg:x2="14.9cm" svg:y2="15.8cm" draw:start-shape="id1" draw:start-glue-point="2" draw:end-shape="id3" draw:end-glue-point="0" svg:d="M12700 12600c0 2401 2200 802 2200 3200" svg:viewBox="0 0 2201 3201">
          <text:p/>
        </draw:connector>
        <draw:connector draw:style-name="gr13" draw:text-style-name="P2" draw:layer="layout" draw:type="curve" svg:x1="4.2cm" svg:y1="8.8cm" svg:x2="4.2cm" svg:y2="10.6cm" draw:start-shape="id4" draw:start-glue-point="2" draw:end-shape="id5" draw:end-glue-point="0" svg:d="M4200 8800v1800" svg:viewBox="0 0 1 1801">
          <text:p/>
        </draw:connector>
        <draw:connector draw:style-name="gr13" draw:text-style-name="P2" draw:layer="layout" draw:type="curve" svg:x1="15cm" svg:y1="10.3cm" svg:x2="17cm" svg:y2="10.3cm" draw:start-shape="id1" draw:start-glue-point="1" draw:end-shape="id6" draw:end-glue-point="3" svg:d="M15000 10300h2000" svg:viewBox="0 0 2001 1">
          <text:p/>
        </draw:connector>
        <draw:custom-shape draw:style-name="gr14" draw:text-style-name="P1" draw:layer="layout" svg:width="1.4cm" svg:height="1.6cm" svg:x="14.2cm" svg:y="1.4cm">
          <text:p text:style-name="P1">L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xml:id="id8" draw:id="id8" draw:layer="layout" svg:width="1.4cm" svg:height="1.6cm" svg:x="14.2cm" svg:y="3.2cm">
          <text:p text:style-name="P1">L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1.4cm" svg:height="1.6cm" svg:x="15.8cm" svg:y="1.4cm">
          <text:p text:style-name="P1">L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xml:id="id9" draw:id="id9" draw:layer="layout" svg:width="1.4cm" svg:height="1.6cm" svg:x="15.8cm" svg:y="3.2cm">
          <text:p text:style-name="P1">L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2" draw:layer="layout" draw:type="curve" svg:x1="12.7cm" svg:y1="8cm" svg:x2="10.5cm" svg:y2="5cm" draw:start-shape="id1" draw:start-glue-point="0" draw:end-shape="id7" draw:end-glue-point="2" svg:d="M12700 8000c0-2248-2200-749-2200-3000" svg:viewBox="0 0 2201 3001">
          <text:p/>
        </draw:connector>
        <draw:connector draw:style-name="gr13" draw:text-style-name="P2" draw:layer="layout" draw:type="curve" svg:x1="12.7cm" svg:y1="8cm" svg:x2="14.9cm" svg:y2="4.8cm" draw:start-shape="id1" draw:start-glue-point="0" draw:end-shape="id8" draw:end-glue-point="2" svg:d="M12700 8000c0-2398 2200-799 2200-3200" svg:viewBox="0 0 2201 3201">
          <text:p/>
        </draw:connector>
        <draw:connector draw:style-name="gr13" draw:text-style-name="P2" draw:layer="layout" draw:type="curve" svg:x1="12.7cm" svg:y1="8cm" svg:x2="16.5cm" svg:y2="4.8cm" draw:start-shape="id1" draw:start-glue-point="0" draw:end-shape="id9" draw:end-glue-point="2" svg:d="M12700 8000c0-2398 3800-799 3800-3200" svg:viewBox="0 0 3801 3201">
          <text:p/>
        </draw:connector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1T15:29:56.986091437</meta:creation-date>
    <dc:date>2015-10-02T16:42:35.351172166</dc:date>
    <meta:editing-duration>PT28M19S</meta:editing-duration>
    <meta:editing-cycles>2</meta:editing-cycles>
    <meta:generator>LibreOffice/4.4.5.2$Linux_X86_64 LibreOffice_project/40m0$Build-2</meta:generator>
    <meta:document-statistic meta:object-count="51"/>
  </office:meta>
</office:document-meta>
</file>